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A7B30409A5.png"/>
  <manifest:file-entry manifest:media-type="image/png" manifest:full-path="Pictures/10000000000002420000009BD5D6E7FE.png"/>
  <manifest:file-entry manifest:media-type="image/png" manifest:full-path="Pictures/1000000000000478000001347BAC02D6.png"/>
  <manifest:file-entry manifest:media-type="image/png" manifest:full-path="Pictures/100000000000023F0000009EBDA902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draw:marker-start-width="0.313cm" draw:marker-end-width="0.313cm" draw:fill="none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draw:marker-start-width="0.314cm" draw:marker-end-width="0.314cm" draw:fill="solid" draw:fill-color="#e6e6e6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width="0.076cm" draw:marker-start-width="0.314cm" draw:marker-end-width="0.31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76cm" draw:marker-start="Arrow" draw:marker-start-width="0.203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3cm" svg:height="3.048cm" svg:x="5.597cm" svg:y="9.357cm">
          <draw:image xlink:href="Pictures/10000000000002420000009BD5D6E7FE.png" xlink:type="simple" xlink:show="embed" xlink:actuate="onLoad">
            <text:p/>
          </draw:image>
        </draw:frame>
        <draw:rect draw:style-name="gr2" draw:text-style-name="P1" draw:layer="layout" svg:width="2.677cm" svg:height="0.329cm" svg:x="10.02cm" svg:y="9.459cm" draw:corner-radius="0.152cm">
          <text:p/>
        </draw:rect>
        <draw:rect draw:style-name="gr2" draw:text-style-name="P1" draw:layer="layout" svg:width="10.051cm" svg:height="0.673cm" svg:x="6.325cm" svg:y="9.788cm" draw:corner-radius="0.152cm">
          <text:p/>
        </draw:rect>
        <draw:rect draw:style-name="gr2" draw:text-style-name="P1" draw:layer="layout" svg:width="1.722cm" svg:height="0.846cm" svg:x="15.217cm" svg:y="10.492cm" draw:corner-radius="0.152cm">
          <text:p/>
        </draw:rect>
        <draw:rect draw:style-name="gr2" draw:text-style-name="P1" draw:layer="layout" svg:width="2.427cm" svg:height="1.894cm" svg:x="5.95cm" svg:y="9.459cm" draw:corner-radius="0.152cm">
          <text:p/>
        </draw:rect>
        <draw:rect draw:style-name="gr2" draw:text-style-name="P1" draw:layer="layout" svg:width="5.141cm" svg:height="0.94cm" svg:x="8.808cm" svg:y="11.666cm" draw:corner-radius="0.152cm">
          <text:p/>
        </draw:rect>
        <draw:rect draw:style-name="gr2" draw:text-style-name="P1" draw:layer="layout" svg:width="0.844cm" svg:height="0.579cm" svg:x="14.357cm" svg:y="10.461cm" draw:corner-radius="0.152cm">
          <text:p/>
        </draw:rect>
        <draw:frame draw:style-name="gr1" draw:text-style-name="P1" draw:layer="layout" svg:width="11.43cm" svg:height="3.15cm" svg:x="5.586cm" svg:y="14.691cm">
          <draw:image xlink:href="Pictures/100000000000023F0000009EBDA902BC.png" xlink:type="simple" xlink:show="embed" xlink:actuate="onLoad">
            <text:p/>
          </draw:image>
        </draw:frame>
        <draw:rect draw:style-name="gr2" draw:text-style-name="P1" draw:layer="layout" svg:width="0.938cm" svg:height="0.764cm" svg:x="10.195cm" svg:y="15.768cm" draw:corner-radius="0.152cm">
          <text:p/>
        </draw:rect>
        <draw:rect draw:style-name="gr2" draw:text-style-name="P1" draw:layer="layout" svg:width="0.938cm" svg:height="0.764cm" svg:x="12.006cm" svg:y="15.768cm" draw:corner-radius="0.152cm">
          <text:p/>
        </draw:rect>
        <draw:rect draw:style-name="gr2" draw:text-style-name="P1" draw:layer="layout" svg:width="1.312cm" svg:height="0.905cm" svg:x="5.933cm" svg:y="16.781cm" draw:corner-radius="0.152cm">
          <text:p/>
        </draw:rect>
        <draw:rect draw:style-name="gr2" draw:text-style-name="P1" draw:layer="layout" svg:width="10.26cm" svg:height="0.536cm" svg:x="6.112cm" svg:y="14.898cm" draw:corner-radius="0.152cm">
          <text:p/>
        </draw:rect>
        <draw:circle draw:style-name="gr3" draw:text-style-name="P1" draw:layer="layout" svg:width="0.976cm" svg:height="0.976cm" svg:x="6.783cm" svg:y="7.72cm">
          <text:p text:style-name="P1">1</text:p>
        </draw:circle>
        <draw:circle draw:style-name="gr3" draw:text-style-name="P1" draw:layer="layout" svg:width="0.976cm" svg:height="0.976cm" svg:x="10.814cm" svg:y="7.684cm">
          <text:p text:style-name="P1">2</text:p>
        </draw:circle>
        <draw:circle draw:style-name="gr3" draw:text-style-name="P1" draw:layer="layout" svg:width="0.976cm" svg:height="0.976cm" svg:x="14.65cm" svg:y="7.756cm">
          <text:p text:style-name="P1">3</text:p>
        </draw:circle>
        <draw:circle draw:style-name="gr3" draw:text-style-name="P1" draw:layer="layout" svg:width="0.976cm" svg:height="0.976cm" svg:x="17.97cm" svg:y="10.402cm">
          <text:p text:style-name="P1">4</text:p>
        </draw:circle>
        <draw:circle draw:style-name="gr3" draw:text-style-name="P1" draw:layer="layout" svg:width="0.976cm" svg:height="0.976cm" svg:x="15.16cm" svg:y="12.614cm">
          <text:p text:style-name="P1">5</text:p>
        </draw:circle>
        <draw:circle draw:style-name="gr3" draw:text-style-name="P1" draw:layer="layout" svg:width="0.976cm" svg:height="0.976cm" svg:x="13.601cm" svg:y="13.386cm">
          <text:p text:style-name="P1">7</text:p>
        </draw:circle>
        <draw:circle draw:style-name="gr3" draw:text-style-name="P1" draw:layer="layout" svg:width="0.976cm" svg:height="0.976cm" svg:x="8.185cm" svg:y="18.339cm">
          <text:p text:style-name="P1">8</text:p>
        </draw:circle>
        <draw:line draw:style-name="gr4" draw:text-style-name="P1" draw:layer="layout" svg:x1="7.29cm" svg:y1="8.713cm" svg:x2="7.279cm" svg:y2="9.457cm">
          <text:p/>
        </draw:line>
        <draw:line draw:style-name="gr4" draw:text-style-name="P1" draw:layer="layout" svg:x1="11.306cm" svg:y1="8.65cm" svg:x2="11.295cm" svg:y2="9.447cm">
          <text:p/>
        </draw:line>
        <draw:line draw:style-name="gr4" draw:text-style-name="P1" draw:layer="layout" svg:x1="15.067cm" svg:y1="8.746cm" svg:x2="14.95cm" svg:y2="9.787cm">
          <text:p/>
        </draw:line>
        <draw:line draw:style-name="gr4" draw:text-style-name="P1" draw:layer="layout" svg:x1="17.99cm" svg:y1="10.892cm" svg:x2="16.97cm" svg:y2="10.923cm">
          <text:p/>
        </draw:line>
        <draw:circle draw:style-name="gr3" draw:text-style-name="P1" draw:layer="layout" svg:width="0.976cm" svg:height="0.976cm" svg:x="8.785cm" svg:y="12.912cm">
          <text:p text:style-name="P1">6</text:p>
        </draw:circle>
        <draw:line draw:style-name="gr5" draw:text-style-name="P1" draw:layer="layout" svg:x1="9.478cm" svg:y1="12.964cm" svg:x2="9.648cm" svg:y2="12.624cm">
          <text:p/>
        </draw:line>
        <draw:line draw:style-name="gr5" draw:text-style-name="P1" draw:layer="layout" svg:x1="15.471cm" svg:y1="12.645cm" svg:x2="14.802cm" svg:y2="11.062cm">
          <text:p/>
        </draw:line>
        <draw:line draw:style-name="gr5" draw:text-style-name="P1" draw:layer="layout" svg:x1="13.994cm" svg:y1="14.367cm" svg:x2="13.846cm" svg:y2="14.888cm">
          <text:p/>
        </draw:line>
        <draw:line draw:style-name="gr5" draw:text-style-name="P1" draw:layer="layout" svg:x1="7.194cm" svg:y1="17.628cm" svg:x2="8.278cm" svg:y2="18.521cm">
          <text:p/>
        </draw:line>
        <draw:line draw:style-name="gr5" draw:text-style-name="P1" draw:layer="layout" svg:x1="10.424cm" svg:y1="16.533cm" svg:x2="9cm" svg:y2="18.414cm">
          <text:p/>
        </draw:line>
        <draw:line draw:style-name="gr5" draw:text-style-name="P1" draw:layer="layout" svg:x1="12.326cm" svg:y1="16.512cm" svg:x2="9.128cm" svg:y2="18.616cm">
          <text:p/>
        </draw:line>
      </draw:page>
      <draw:page draw:name="page2" draw:style-name="dp1" draw:master-page-name="Default">
        <draw:frame draw:style-name="gr6" draw:text-style-name="P1" draw:layer="layout" svg:width="19.589cm" svg:height="5.273cm" svg:x="1.001cm" svg:y="10.831cm">
          <draw:image xlink:href="Pictures/1000000000000478000001347BAC02D6.png" xlink:type="simple" xlink:show="embed" xlink:actuate="onLoad">
            <text:p/>
          </draw:image>
        </draw:frame>
        <draw:path draw:style-name="gr7" draw:text-style-name="P1" draw:layer="layout" svg:width="15.524cm" svg:height="2.248cm" draw:transform="rotate (0.0787143492649294) translate (3.98775559249682cm 13.6160210372406cm)" svg:viewBox="0 0 15525 2249" svg:d="m0 245c491-1591 15015 5298 15525-96">
          <text:p/>
        </draw:path>
        <draw:path draw:style-name="gr7" draw:text-style-name="P1" draw:layer="layout" svg:width="11.261cm" svg:height="1.324cm" draw:transform="rotate (0.0787143492649294) translate (3.20642249431099cm 13.2121722564684cm)" svg:viewBox="0 0 11262 1325" svg:d="m0 580c1073-2219 9461 2879 11262-376">
          <text:p/>
        </draw:path>
      </draw:page>
      <draw:page draw:name="page3" draw:style-name="dp1" draw:master-page-name="Default">
        <draw:frame draw:style-name="gr1" draw:text-style-name="P1" draw:layer="layout" svg:width="3.808cm" svg:height="3.176cm" svg:x="8.455cm" svg:y="11.37cm">
          <draw:image xlink:href="Pictures/10000000000000C8000000A7B30409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Taylor</meta:initial-creator>
    <meta:creation-date>2015-10-14T09:23:22.51</meta:creation-date>
    <dc:date>2015-10-14T16:06:27.53</dc:date>
    <dc:creator>Marshall Taylor</dc:creator>
    <meta:editing-duration>PT42M51S</meta:editing-duration>
    <meta:editing-cycles>1</meta:editing-cycles>
    <meta:document-statistic meta:object-count="34"/>
    <meta:generator>OpenOffice.org/3.3$Win32 OpenOffice.org_project/330m20$Build-9567</meta:generator>
  </office:meta>
</office:document-meta>
</file>